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A000069D500003BD7244E52DA74D39AC9.wmf" manifest:media-type="image/x-wmf"/>
  <manifest:file-entry manifest:full-path="Pictures/2000000A0000564D00003D4AA86E46079612DB2E.wmf" manifest:media-type="image/x-wmf"/>
  <manifest:file-entry manifest:full-path="Pictures/2000000A000067C400002D2A3D35BEC4E5110324.wmf" manifest:media-type="image/x-wmf"/>
  <manifest:file-entry manifest:full-path="Pictures/2000000A00004EC100002B69223A86D0266ABBF5.wmf" manifest:media-type="image/x-wmf"/>
  <manifest:file-entry manifest:full-path="Pictures/2000000A00005D3900002B9DAFF635D49DAB08D4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/>
      <style:text-properties fo:font-size="14pt" officeooo:paragraph-rsid="000d56c1" style:font-size-asian="14pt" style:font-size-complex="14pt"/>
    </style:style>
    <style:style style:name="P2" style:family="paragraph" style:parent-style-name="Standard">
      <style:paragraph-properties fo:margin-top="0in" fo:margin-bottom="0.139in" loext:contextual-spacing="false" fo:line-height="100%"/>
      <style:text-properties style:font-name="Calibri" fo:font-size="14pt" fo:language="en" fo:country="none" fo:font-weight="normal" officeooo:paragraph-rsid="000d56c1" style:font-size-asian="14pt" style:font-weight-asian="normal" style:font-name-complex="Calibri" style:font-size-complex="14pt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. Create an Angular application.Create another component as mainpage.</text:p>
      <text:p text:style-name="P2">write the code to create a form with 2 textboxes </text:p>
      <text:p text:style-name="P2">1.username with classname as name</text:p>
      <text:p text:style-name="P2">2.password with classname as password and </text:p>
      <text:p text:style-name="P2">3.Login button with the classname as button</text:p>
      <text:p text:style-name="P2">The username and password should be "systemadmin" and "admin123" respectively.If we click the button with the above username and password a alert box should appear with text "Login Successful" and direct to mainpage else a alert should appear with text "Invalid Login".write a code in the mainpage to create a form with 4 textboxes</text:p>
      <text:p text:style-name="P2">1.Firstname with classname as fname</text:p>
      <text:p text:style-name="P2">2.Lastname with classname as lname</text:p>
      <text:p text:style-name="P2">3.Address with classname as address</text:p>
      <text:p text:style-name="P2">4.Phone No with classname as phoneno and </text:p>
      <text:p text:style-name="P2">5.Submit button with classname as button</text:p>
      <text:p text:style-name="P2">If we click the submit button the given details should displayed in table format with Proper Headings as given in screenshots.</text:p>
      <text:p text:style-name="P2">Expected Screens:</text:p>
      <text:p text:style-name="P1"><draw:frame draw:style-name="fr1" draw:name="Image7" text:anchor-type="as-char" svg:width="6.0028in" svg:height="2.6126in" draw:z-index="0"><draw:image xlink:href="Pictures/2000000A000067C400002D2A3D35BEC4E5110324.wmf" xlink:type="simple" xlink:show="embed" xlink:actuate="onLoad"/></draw:frame></text:p>
      <text:p text:style-name="P1"><text:soft-page-break/><draw:frame draw:style-name="fr1" draw:name="Image8" text:anchor-type="as-char" svg:width="6.0008in" svg:height="3.3028in" draw:z-index="1"><draw:image xlink:href="Pictures/2000000A00004EC100002B69223A86D0266ABBF5.wmf" xlink:type="simple" xlink:show="embed" xlink:actuate="onLoad"/></draw:frame></text:p>
      <text:p text:style-name="P1"><draw:frame draw:style-name="fr1" draw:name="Image9" text:anchor-type="as-char" svg:width="6.0035in" svg:height="2.8in" draw:z-index="2"><draw:image xlink:href="Pictures/2000000A00005D3900002B9DAFF635D49DAB08D4.wmf" xlink:type="simple" xlink:show="embed" xlink:actuate="onLoad"/></draw:frame></text:p>
      <text:p text:style-name="P1"><text:soft-page-break/><draw:frame draw:style-name="fr1" draw:name="Image10" text:anchor-type="as-char" svg:width="6.0016in" svg:height="4.2618in" draw:z-index="3"><draw:image xlink:href="Pictures/2000000A0000564D00003D4AA86E46079612DB2E.wmf" xlink:type="simple" xlink:show="embed" xlink:actuate="onLoad"/></draw:frame></text:p>
      <text:p text:style-name="P1"><draw:frame draw:style-name="fr1" draw:name="Image11" text:anchor-type="as-char" svg:width="6.0047in" svg:height="3.3953in" draw:z-index="4"><draw:image xlink:href="Pictures/2000000A000069D500003BD7244E52DA74D39AC9.wmf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5:11:59.848000000</meta:creation-date>
    <dc:date>2019-06-19T15:12:38.373000000</dc:date>
    <meta:editing-duration>PT38S</meta:editing-duration>
    <meta:editing-cycles>1</meta:editing-cycles>
    <meta:document-statistic meta:table-count="0" meta:image-count="5" meta:object-count="0" meta:page-count="3" meta:paragraph-count="18" meta:word-count="142" meta:character-count="896" meta:non-whitespace-character-count="764"/>
    <meta:generator>LibreOffice/5.0.5.2$Windows_X86_64 LibreOffice_project/55b006a02d247b5f7215fc6ea0fde844b30035b3</meta:generator>
  </office:meta>
</office:document-meta>
</file>